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p_head ML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0.8 inc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0.8 de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ap_head MR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.8 inc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.8 d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0.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0.8 in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0.8 de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2:20:13.609894087</meta:creation-date>
    <dc:date>2018-09-15T13:43:10.156783647</dc:date>
    <meta:editing-duration>PT51M32S</meta:editing-duration>
    <meta:editing-cycles>1</meta:editing-cycles>
    <meta:document-statistic meta:table-count="1" meta:cell-count="184" meta:object-count="0"/>
    <meta:generator>LibreOffice/5.2.7.2$Linux_ARM_EABI LibreOffice_project/20m0$Build-2</meta:generator>
  </office:meta>
</office:document-meta>
</file>